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pitch="variable" svg:panose-1="5 1 0 0 0 0 0 0 0 0"/>
    <style:font-face style:name="StarSymbol" style:font-charset="x-symbol" svg:font-family="StarSymbol"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number text:level="3" text:style-name="WW_CharLFO1LVL3" style:num-prefix=" "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LVL4"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text:list-style style:name="LFO2">
      <text:list-level-style-number text:level="1" text:style-name="WW_CharLFO2LVL1" style:num-prefix="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number text:level="3" text:style-name="WW_CharLFO2LVL3" style:num-prefix=" "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2LVL4"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style:style style:name="P1" style:parent-style-name="Standard" style:master-page-name="MP0" style:family="paragraph">
      <style:paragraph-properties fo:break-before="page" fo:margin-bottom="0.0784in"/>
    </style:style>
    <style:style style:name="T2" style:parent-style-name="Fuentedepárrafopredeter." style:family="text">
      <style:text-properties style:font-name="Calibri" fo:font-weight="bold" style:font-weight-asian="bold" style:font-weight-complex="bold"/>
    </style:style>
    <style:style style:name="P3" style:parent-style-name="Standard" style:family="paragraph">
      <style:paragraph-properties fo:margin-bottom="0.0784in"/>
      <style:text-properties style:font-name="Calibri"/>
    </style:style>
    <style:style style:name="P4" style:parent-style-name="Standard" style:family="paragraph">
      <style:paragraph-properties fo:margin-bottom="0.0784in"/>
      <style:text-properties style:font-name="Calibri"/>
    </style:style>
    <style:style style:name="P5" style:parent-style-name="Standard" style:family="paragraph">
      <style:paragraph-properties fo:margin-bottom="0.0784in"/>
      <style:text-properties style:font-name="Calibri"/>
    </style:style>
    <style:style style:name="P6" style:parent-style-name="Standard" style:list-style-name="LFO1" style:family="paragraph">
      <style:paragraph-properties fo:margin-bottom="0.0784in"/>
    </style:style>
    <style:style style:name="T7" style:parent-style-name="Parrafo-Standard" style:family="text">
      <style:text-properties fo:font-weight="bold" style:font-weight-asian="bold" style:font-weight-complex="bold"/>
    </style:style>
    <style:style style:name="P8" style:parent-style-name="Standard" style:family="paragraph">
      <style:paragraph-properties fo:margin-bottom="0.0784in" fo:margin-left="0.25in">
        <style:tab-stops/>
      </style:paragraph-properties>
    </style:style>
    <style:style style:name="P9" style:parent-style-name="Standard" style:list-style-name="LFO1" style:family="paragraph">
      <style:paragraph-properties fo:margin-bottom="0.0784in"/>
    </style:style>
    <style:style style:name="T10" style:parent-style-name="Parrafo-Standard" style:family="text">
      <style:text-properties fo:font-weight="bold" style:font-weight-asian="bold" style:font-weight-complex="bold"/>
    </style:style>
    <style:style style:name="T11" style:parent-style-name="Parrafo-Standard" style:family="text">
      <style:text-properties fo:font-weight="bold" style:font-weight-asian="bold" style:font-weight-complex="bold"/>
    </style:style>
    <style:style style:name="T12" style:parent-style-name="Parrafo-Standard" style:family="text">
      <style:text-properties fo:font-weight="bold" style:font-weight-asian="bold" style:font-weight-complex="bold"/>
    </style:style>
    <style:style style:name="T13" style:parent-style-name="Parrafo-Standard" style:family="text">
      <style:text-properties fo:font-weight="bold" style:font-weight-asian="bold" style:font-weight-complex="bold"/>
    </style:style>
    <style:style style:name="T14" style:parent-style-name="Parrafo-Standard" style:family="text">
      <style:text-properties fo:font-weight="bold" style:font-weight-asian="bold" style:font-weight-complex="bold"/>
    </style:style>
    <style:style style:name="T15" style:parent-style-name="Parrafo-Standard" style:family="text">
      <style:text-properties fo:font-weight="bold" style:font-weight-asian="bold" style:font-weight-complex="bold"/>
    </style:style>
    <style:style style:name="T16" style:parent-style-name="Parrafo-Standard" style:family="text">
      <style:text-properties fo:font-weight="bold" style:font-weight-asian="bold" style:font-weight-complex="bold"/>
    </style:style>
    <style:style style:name="P17" style:parent-style-name="Standard" style:list-style-name="LFO1" style:family="paragraph">
      <style:paragraph-properties fo:margin-bottom="0.0784in"/>
    </style:style>
    <style:style style:name="T18" style:parent-style-name="Parrafo-Standard" style:family="text">
      <style:text-properties fo:font-weight="bold" style:font-weight-asian="bold" style:font-weight-complex="bold"/>
    </style:style>
    <style:style style:name="P19" style:parent-style-name="Standard" style:list-style-name="LFO1" style:family="paragraph">
      <style:paragraph-properties fo:margin-bottom="0.0784in"/>
    </style:style>
    <style:style style:name="T20" style:parent-style-name="Parrafo-Standard" style:family="text">
      <style:text-properties fo:font-weight="bold" style:font-weight-asian="bold" style:font-weight-complex="bold"/>
    </style:style>
    <style:style style:name="P21" style:parent-style-name="Standard" style:list-style-name="LFO1" style:family="paragraph">
      <style:paragraph-properties fo:margin-bottom="0.0784in"/>
    </style:style>
    <style:style style:name="P22" style:parent-style-name="Standard" style:list-style-name="LFO1" style:family="paragraph">
      <style:paragraph-properties fo:margin-bottom="0.0784in"/>
    </style:style>
    <style:style style:name="T23" style:parent-style-name="Parrafo-Standard" style:family="text">
      <style:text-properties fo:font-weight="bold" style:font-weight-asian="bold" style:font-weight-complex="bold" fo:color="#212529"/>
    </style:style>
    <style:style style:name="P24" style:parent-style-name="Standard" style:family="paragraph">
      <style:paragraph-properties fo:margin-bottom="0.0784in" fo:margin-left="0.25in">
        <style:tab-stops/>
      </style:paragraph-properties>
    </style:style>
    <style:style style:name="T25" style:parent-style-name="Parrafo-Standard" style:family="text">
      <style:text-properties fo:color="#212529"/>
    </style:style>
    <style:style style:name="P26" style:parent-style-name="Standard" style:list-style-name="LFO1" style:family="paragraph">
      <style:paragraph-properties fo:margin-bottom="0.0784in"/>
    </style:style>
    <style:style style:name="T27" style:parent-style-name="Parrafo-Standard" style:family="text">
      <style:text-properties fo:color="#212529"/>
    </style:style>
    <style:style style:name="P28" style:parent-style-name="Standard" style:list-style-name="LFO1" style:family="paragraph">
      <style:paragraph-properties fo:margin-bottom="0.0784in"/>
    </style:style>
    <style:style style:name="T29" style:parent-style-name="Parrafo-Standard" style:family="text">
      <style:text-properties fo:color="#212529"/>
    </style:style>
    <style:style style:name="T30" style:parent-style-name="Parrafo-Standard" style:family="text">
      <style:text-properties fo:color="#212529"/>
    </style:style>
    <style:style style:name="T31" style:parent-style-name="Parrafo-Standard" style:family="text">
      <style:text-properties fo:color="#212529"/>
    </style:style>
    <style:style style:name="P32" style:parent-style-name="Standard" style:list-style-name="LFO1" style:family="paragraph">
      <style:paragraph-properties fo:margin-bottom="0.0784in"/>
    </style:style>
    <style:style style:name="T33" style:parent-style-name="Parrafo-Standard" style:family="text">
      <style:text-properties fo:color="#212529"/>
    </style:style>
    <style:style style:name="T34" style:parent-style-name="Parrafo-Standard" style:family="text">
      <style:text-properties fo:font-weight="bold" style:font-weight-asian="bold" style:font-weight-complex="bold" fo:color="#212529"/>
    </style:style>
    <style:style style:name="T35" style:parent-style-name="Parrafo-Standard" style:family="text">
      <style:text-properties fo:color="#212529"/>
    </style:style>
    <style:style style:name="P36" style:parent-style-name="Standard" style:list-style-name="LFO1" style:family="paragraph">
      <style:paragraph-properties fo:margin-bottom="0.0784in"/>
    </style:style>
    <style:style style:name="T37" style:parent-style-name="Parrafo-Standard" style:family="text">
      <style:text-properties fo:color="#212529"/>
    </style:style>
    <style:style style:name="T38" style:parent-style-name="Parrafo-Standard" style:family="text">
      <style:text-properties fo:font-weight="bold" style:font-weight-asian="bold" style:font-weight-complex="bold" fo:color="#212529"/>
    </style:style>
    <style:style style:name="T39" style:parent-style-name="Parrafo-Standard" style:family="text">
      <style:text-properties fo:color="#212529"/>
    </style:style>
    <style:style style:name="P40" style:parent-style-name="Standard" style:list-style-name="LFO1" style:family="paragraph">
      <style:paragraph-properties fo:margin-bottom="0.0784in"/>
    </style:style>
    <style:style style:name="T41" style:parent-style-name="Parrafo-Standard" style:family="text">
      <style:text-properties fo:color="#212529"/>
    </style:style>
    <style:style style:name="T42" style:parent-style-name="Parrafo-Standard" style:family="text">
      <style:text-properties fo:font-weight="bold" style:font-weight-asian="bold" style:font-weight-complex="bold" fo:color="#212529"/>
    </style:style>
    <style:style style:name="T43" style:parent-style-name="Parrafo-Standard" style:family="text">
      <style:text-properties fo:color="#212529"/>
    </style:style>
    <style:style style:name="P44" style:parent-style-name="Standard" style:list-style-name="LFO1" style:family="paragraph">
      <style:paragraph-properties fo:margin-bottom="0.0784in"/>
    </style:style>
    <style:style style:name="T45" style:parent-style-name="Parrafo-Standard" style:family="text">
      <style:text-properties fo:color="#212529"/>
    </style:style>
    <style:style style:name="P46" style:parent-style-name="Standard" style:family="paragraph">
      <style:paragraph-properties fo:margin-bottom="0.0784in" fo:margin-left="0.25in">
        <style:tab-stops/>
      </style:paragraph-properties>
    </style:style>
    <style:style style:name="T47" style:parent-style-name="Parrafo-Standard" style:family="text">
      <style:text-properties fo:color="#212529"/>
    </style:style>
    <style:style style:name="P48" style:parent-style-name="Standard" style:family="paragraph">
      <style:paragraph-properties fo:margin-bottom="0.0784in" fo:margin-left="0.25in">
        <style:tab-stops/>
      </style:paragraph-properties>
    </style:style>
    <style:style style:name="P49" style:parent-style-name="Standard" style:family="paragraph">
      <style:paragraph-properties fo:margin-bottom="0.0784in" fo:margin-left="0.25in">
        <style:tab-stops/>
      </style:paragraph-properties>
    </style:style>
    <style:style style:name="T50" style:parent-style-name="Parrafo-Standard" style:family="text">
      <style:text-properties fo:color="#212529"/>
    </style:style>
  </office:automatic-styles>
  <office:body>
    <office:text text:use-soft-page-breaks="true">
      <text:p text:style-name="P1"><text:span text:style-name="T2">Enunciado.</text:span></text:p>
      <text:p text:style-name="P3">Para la realización de la tarea de esta unidad nos basaremos en el fragmento de un esquema lógico, correspondiente una parte del esquema lógico de la base de datos de una empresa de venta de productos por internet. Para ello se facilita tanto el diagrama que corresponde al diseño así como el script que permite crear la estructura de tablas correspondiente al fragmento de la BD facilitado.</text:p>
      <text:p text:style-name="P4">La tarea que se pide realizar consta de 2 actividades:</text:p>
      <text:p text:style-name="P5"/>
      <text:list text:style-name="LFO1" text:continue-numbering="true">
        <text:list-item>
          <text:p text:style-name="P6"><text:span text:style-name="T7">Actividad 1.</text:span></text:p>
        </text:list-item>
      </text:list>
      <text:p text:style-name="P8"><text:span text:style-name="Parrafo-Standard">Crear un procedimiento que permita cambiar todos los artículos de una categoría determinada (categoría origen) a otra categoría (categoría destino).</text:span></text:p>
      <text:list text:style-name="LFO1" text:continue-numbering="true">
        <text:list-item>
          <text:list>
            <text:list-item>
              <text:p text:style-name="P9"><text:span text:style-name="Parrafo-Standard">El procedimiento tendrá la siguiente cabecera<text:s/></text:span><text:span text:style-name="T10">CambiarCategoria(</text:span><text:span text:style-name="T11"><text:s/></text:span><text:span text:style-name="T12">id_CategoriaOrigen, id_CategoriaDestino</text:span><text:span text:style-name="T13"><text:s/></text:span><text:span text:style-name="T14">)</text:span><text:span text:style-name="Parrafo-Standard">, donde cada uno de los argumentos corresponde a un identificador de categoría. Cambiará la columna Identificador de categoría de todos los artículos, de la tabla ARTICULOS, que pertenecen a la categoría con código<text:s/></text:span><text:span text:style-name="T15">id_CategoriaOrigen</text:span><text:span text:style-name="Parrafo-Standard"><text:s/>por el código<text:s/></text:span><text:span text:style-name="T16">id_CategoriaDestino</text:span></text:p>
            </text:list-item>
            <text:list-item>
              <text:p text:style-name="P17"><text:span text:style-name="Parrafo-Standard">Previo a realizar el cambio se deberá de<text:s/></text:span><text:span text:style-name="T18">comprobar que ambas categorías existen y que no son iguales.</text:span></text:p>
            </text:list-item>
            <text:list-item>
              <text:p text:style-name="P19"><text:span text:style-name="Parrafo-Standard">Para la comprobación de la existencia de las categorías se puede utilizar un cursor variable, o contar el número de filas y<text:s/></text:span><text:span text:style-name="T20">en caso de que no exista, se mostrará el mensaje correspondiente mediante una excepción del tipo RAISE_APPLICATION_ERROR</text:span><text:span text:style-name="Parrafo-Standard">. También se mostrará un mensaje en caso de que ambos argumentos tengan el mismo valor. <text:s text:c="8"/></text:span></text:p>
            </text:list-item>
            <text:list-item>
              <text:p text:style-name="P21"><text:span text:style-name="Parrafo-Standard">Si se realizEl procedimiento mostrará el mensaje "Se han trasladado XXX ARTICULOS de la categoría XXXXXX a la categoría ZZZZZZ" donde XXX es el número de artículos que se han cambiado de categoría, XXXXXX es el nombre de la categoría origen y ZZZZZZ es el nombre de la categoría destino.</text:span></text:p>
            </text:list-item>
          </text:list>
        </text:list-item>
        <text:list-item>
          <text:p text:style-name="P22"><text:span text:style-name="T23">Actividad 2.</text:span></text:p>
        </text:list-item>
      </text:list>
      <text:p text:style-name="P24"><text:span text:style-name="T25">Queremos controlar algunas restricciones a la hora de trabajar con artículos:</text:span></text:p>
      <text:list text:style-name="LFO1" text:continue-numbering="true">
        <text:list-item>
          <text:list>
            <text:list-item>
              <text:p text:style-name="P26"><text:span text:style-name="T27">La longitud de la clave de un artículo no puede ser superior a 10 dígitos.</text:span></text:p>
            </text:list-item>
            <text:list-item>
              <text:p text:style-name="P28"><text:span text:style-name="T29">El IVA de un artículo debe tener valor 4, 10 o 21. No<text:s/></text:span><text:span text:style-name="T30">puede</text:span><text:span text:style-name="T31"><text:s/>haber productos con IVA nulo o vacío.</text:span></text:p>
            </text:list-item>
            <text:list-item>
              <text:p text:style-name="P32"><text:span text:style-name="T33">El<text:s/></text:span><text:span text:style-name="T34">precioOferta</text:span><text:span text:style-name="T35"><text:s/>de un artículo, si lo tiene, ha de ser menor al precio normal del artículo.</text:span></text:p>
            </text:list-item>
            <text:list-item>
              <text:p text:style-name="P36"><text:span text:style-name="T37">Si un artículo tiene categoría superior a 50 no puede tener<text:s/></text:span><text:span text:style-name="T38">precioOferta</text:span><text:span text:style-name="T39"><text:s/>y debe tener un IVA del 21.</text:span></text:p>
            </text:list-item>
            <text:list-item>
              <text:p text:style-name="P40"><text:span text:style-name="T41">Si un artículo tiene categoría inferior o igual a 50 puede tener<text:s/></text:span><text:span text:style-name="T42">precioOferta</text:span><text:span text:style-name="T43">, puede tener un IVA del 4 o del 10 y su peso debe ser inferior a 30.<text:s/></text:span></text:p>
            </text:list-item>
            <text:list-item>
              <text:p text:style-name="P44"><text:span text:style-name="T45">Todos los artículos deben pertenecer a una categoría y deben tener un precio.</text:span></text:p>
            </text:list-item>
          </text:list>
        </text:list-item>
      </text:list>
      <text:p text:style-name="P46"><text:span text:style-name="T47">Se pide crear un disparador para asegurar estas restricciones. El disparador deberá lanzar todos los errores que se puedan producir en su ejecución mediante errores que identifiquen con un mensaje adecuado por qué se ha producido dicho error.</text:span></text:p>
      <text:p text:style-name="P48"/>
      <text:soft-page-break/>
      <text:p text:style-name="P49"><text:span text:style-name="T50">Algunas de las restricciones implementadas con el disparador se pueden incorporar a la definición del esquema de la tabla utilizando el Lenguaje de Definición de Datos (Check,Unique,..).Identifica cuáles son y con qué tipo de restricciones las implementarí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pitch="variable" svg:panose-1="5 1 0 0 0 0 0 0 0 0"/>
    <style:font-face style:name="StarSymbol" style:font-charset="x-symbol" svg:font-family="Star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rafo-Lista" style:display-name="Parrafo-Lista" style:family="paragraph" style:parent-style-name="Standard">
      <style:paragraph-properties fo:margin-bottom="0.0784in"/>
      <style:text-properties style:font-name="Calibri"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text-properties fo:font-size="10pt" style:font-size-asian="10pt" style:font-size-complex="10pt"/>
    </style:style>
    <style:style style:name="Énfasis" style:display-name="Énfasis" style:family="text">
      <style:text-properties fo:font-style="italic" style:font-style-asian="italic" style:font-style-complex="italic"/>
    </style:style>
    <style:style style:name="ACRONYM" style:display-name="ACRONYM" style:family="text"/>
    <style:style style:name="Parrafo-Standard" style:display-name="Parrafo-Standard" style:family="text">
      <style:text-properties style:font-name="Calibri"/>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ize="10pt" style:font-size-asian="10pt" style:font-size-complex="10pt"/>
    </style:style>
    <style:style style:name="WW_CharLFO1LVL2" style:family="text">
      <style:text-properties style:font-name="StarSymbol" style:font-name-asian="OpenSymbol" style:font-name-complex="OpenSymbol"/>
    </style:style>
    <style:style style:name="WW_CharLFO1LVL3" style:family="text">
      <style:text-properties fo:font-size="10pt" style:font-size-asian="10pt" style:font-size-complex="10pt"/>
    </style:style>
    <style:style style:name="WW_CharLFO1LVL4" style:family="text">
      <style:text-properties fo:font-size="10pt" style:font-size-asian="10pt" style:font-size-complex="10pt"/>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2LVL1" style:family="text">
      <style:text-properties fo:font-size="10pt" style:font-size-asian="10pt" style:font-size-complex="10pt"/>
    </style:style>
    <style:style style:name="WW_CharLFO2LVL2" style:family="text">
      <style:text-properties style:font-name="StarSymbol" style:font-name-asian="OpenSymbol" style:font-name-complex="OpenSymbol"/>
    </style:style>
    <style:style style:name="WW_CharLFO2LVL3" style:family="text">
      <style:text-properties fo:font-size="10pt" style:font-size-asian="10pt" style:font-size-complex="10pt"/>
    </style:style>
    <style:style style:name="WW_CharLFO2LVL4" style:family="text">
      <style:text-properties fo:font-size="10pt" style:font-size-asian="10pt" style:font-size-complex="10pt"/>
    </style:style>
    <style:style style:name="WW_CharLFO2LVL5" style:family="text">
      <style:text-properties style:font-name="StarSymbol" style:font-name-asian="OpenSymbol" style:font-name-complex="OpenSymbol"/>
    </style:style>
    <style:style style:name="WW_CharLFO2LVL6" style:family="text">
      <style:text-properties style:font-name="StarSymbol" style:font-name-asian="OpenSymbol" style:font-name-complex="OpenSymbol"/>
    </style:style>
    <style:style style:name="WW_CharLFO2LVL7" style:family="text">
      <style:text-properties style:font-name="StarSymbol" style:font-name-asian="OpenSymbol" style:font-name-complex="OpenSymbol"/>
    </style:style>
    <style:style style:name="WW_CharLFO2LVL8" style:family="text">
      <style:text-properties style:font-name="StarSymbol" style:font-name-asian="OpenSymbol" style:font-name-complex="OpenSymbol"/>
    </style:style>
    <style:style style:name="WW_CharLFO2LVL9" style:family="text">
      <style:text-properties style:font-name="Star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prefix="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number text:level="3" text:style-name="WW_CharLFO1LVL3" style:num-prefix=" "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LVL4"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text:list-style style:name="LFO2">
      <text:list-level-style-number text:level="1" text:style-name="WW_CharLFO2LVL1" style:num-prefix="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number text:level="3" text:style-name="WW_CharLFO2LVL3" style:num-prefix=" "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2LVL4"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Victor</meta:initial-creator>
    <dc:creator>Victor</dc:creator>
    <meta:creation-date>2023-03-28T16:15:00Z</meta:creation-date>
    <dc:date>2023-03-28T16:23:00Z</dc:date>
    <meta:template xlink:href="Normal.dotm" xlink:type="simple"/>
    <meta:editing-cycles>4</meta:editing-cycles>
    <meta:editing-duration>PT660S</meta:editing-duration>
    <meta:document-statistic meta:page-count="2" meta:paragraph-count="5" meta:word-count="448" meta:character-count="2907" meta:row-count="20" meta:non-whitespace-character-count="2464"/>
  </office:meta>
</office:document-meta>
</file>